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3.65cm" fo:min-width="5.8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P2" style:family="paragraph">
      <loext:graphic-properties draw:fill="none" draw:fill-color="#ffffff"/>
      <style:paragraph-properties fo:text-align="center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2pt" fo:font-style="italic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3333ff" fo:font-size="12pt" fo:font-style="italic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cc3300" fo:font-size="12pt" fo:font-style="italic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cc0000"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="none" draw:fill-color="#ffffff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ce181e" fo:font-size="12pt" fo:font-style="italic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0000" fo:font-size="12pt" fo:font-style="italic" fo:font-weight="normal" style:font-size-asian="12pt" style:font-weight-asian="normal" style:font-size-complex="12pt" style:font-weight-complex="normal"/>
    </style:style>
    <style:style style:name="T3" style:family="text">
      <style:text-properties fo:color="#3333ff" fo:font-size="12pt" fo:font-style="italic" fo:font-weight="normal" style:font-size-asian="12pt" style:font-weight-asian="normal" style:font-size-complex="12pt" style:font-weight-complex="normal"/>
    </style:style>
    <style:style style:name="T4" style:family="text">
      <style:text-properties fo:color="#cc3300" fo:font-size="12pt" fo:font-style="italic" fo:font-weight="normal" style:font-size-asian="12pt" style:font-weight-asian="normal" style:font-size-complex="12pt" style:font-weight-complex="normal"/>
    </style:style>
    <style:style style:name="T5" style:family="text">
      <style:text-properties fo:color="#cc0000" fo:font-size="12pt" fo:font-style="italic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color="#80808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ce181e" fo:font-size="12pt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1.6cm">
          <draw:text-box>
            <text:p text:style-name="P1"><text:span text:style-name="T1">Query/Response</text:span></text:p>
          </draw:text-box>
        </draw:frame>
        <draw:frame draw:style-name="gr2" draw:text-style-name="P4" draw:layer="layout" svg:width="4.5cm" svg:height="0.5cm" svg:x="2.2cm" svg:y="2.4cm">
          <draw:text-box>
            <text:p text:style-name="P3"><text:span text:style-name="T2">Time Offset</text:span></text:p>
          </draw:text-box>
        </draw:frame>
        <draw:frame draw:style-name="gr2" draw:text-style-name="P4" draw:layer="layout" svg:width="4.5cm" svg:height="0.5cm" svg:x="2.2cm" svg:y="3.4cm">
          <draw:text-box>
            <text:p text:style-name="P3"><text:span text:style-name="T2">Client Port</text:span></text:p>
          </draw:text-box>
        </draw:frame>
        <draw:frame draw:style-name="gr2" draw:text-style-name="P4" xml:id="id5" draw:id="id5" draw:layer="layout" svg:width="4.5cm" svg:height="0.5cm" svg:x="2.2cm" svg:y="2.91cm">
          <draw:text-box>
            <text:p text:style-name="P3"><text:span text:style-name="T2">Client Address</text:span></text:p>
          </draw:text-box>
        </draw:frame>
        <draw:frame draw:style-name="gr2" draw:text-style-name="P4" draw:layer="layout" svg:width="4.5cm" svg:height="0.5cm" svg:x="2.2cm" svg:y="3.9cm">
          <draw:text-box>
            <text:p text:style-name="P3"><text:span text:style-name="T2">Transaction ID</text:span></text:p>
          </draw:text-box>
        </draw:frame>
        <draw:frame draw:style-name="gr2" draw:text-style-name="P5" draw:layer="layout" svg:width="4.5cm" svg:height="0.5cm" svg:x="2.2cm" svg:y="4.9cm">
          <draw:text-box>
            <text:p text:style-name="P3"><text:span text:style-name="T3">Client Hoplimit</text:span></text:p>
          </draw:text-box>
        </draw:frame>
        <draw:frame draw:style-name="gr2" draw:text-style-name="P6" draw:layer="layout" svg:width="4.5cm" svg:height="0.5cm" svg:x="2.197cm" svg:y="5.393cm">
          <draw:text-box>
            <text:p text:style-name="P3"><text:span text:style-name="T4">Response Delay</text:span></text:p>
          </draw:text-box>
        </draw:frame>
        <draw:frame draw:style-name="gr2" draw:text-style-name="P4" xml:id="id29" draw:id="id29" draw:layer="layout" svg:width="4.5cm" svg:height="0.5cm" svg:x="2.2cm" svg:y="4.4cm">
          <draw:text-box>
            <text:p text:style-name="P3"><text:span text:style-name="T2">Query Signature</text:span></text:p>
          </draw:text-box>
        </draw:frame>
        <draw:g>
          <draw:frame draw:style-name="gr3" draw:text-style-name="P5" draw:layer="layout" svg:width="4.5cm" svg:height="2.7cm" svg:x="2.2cm" svg:y="9.8cm">
            <draw:text-box>
              <text:p text:style-name="P3"><text:span text:style-name="T3">Extra Query Info</text:span></text:p>
            </draw:text-box>
          </draw:frame>
          <draw:frame draw:style-name="gr2" draw:text-style-name="P5" xml:id="id19" draw:id="id19" draw:layer="layout" svg:width="3.3cm" svg:height="0.5cm" svg:x="3.4cm" svg:y="10.5cm">
            <draw:text-box>
              <text:p text:style-name="P3"><text:span text:style-name="T3">Question</text:span></text:p>
            </draw:text-box>
          </draw:frame>
          <draw:frame draw:style-name="gr2" draw:text-style-name="P5" xml:id="id21" draw:id="id21" draw:layer="layout" svg:width="3.3cm" svg:height="0.5cm" svg:x="3.4cm" svg:y="11cm">
            <draw:text-box>
              <text:p text:style-name="P3"><text:span text:style-name="T3">Answer</text:span></text:p>
            </draw:text-box>
          </draw:frame>
          <draw:frame draw:style-name="gr2" draw:text-style-name="P5" xml:id="id23" draw:id="id23" draw:layer="layout" svg:width="3.3cm" svg:height="0.5cm" svg:x="3.4cm" svg:y="11.5cm">
            <draw:text-box>
              <text:p text:style-name="P3"><text:span text:style-name="T3">Authority</text:span></text:p>
            </draw:text-box>
          </draw:frame>
          <draw:frame draw:style-name="gr2" draw:text-style-name="P5" xml:id="id25" draw:id="id25" draw:layer="layout" svg:width="3.3cm" svg:height="0.5cm" svg:x="3.4cm" svg:y="12cm">
            <draw:text-box>
              <text:p text:style-name="P3"><text:span text:style-name="T3">Additional</text:span></text:p>
            </draw:text-box>
          </draw:frame>
        </draw:g>
        <draw:frame draw:style-name="gr3" draw:text-style-name="P7" draw:layer="layout" svg:width="4.5cm" svg:height="2.2cm" svg:x="2.2cm" svg:y="12.5cm">
          <draw:text-box>
            <text:p text:style-name="P3"><text:span text:style-name="T5">Extra Reponse Info</text:span></text:p>
          </draw:text-box>
        </draw:frame>
        <draw:frame draw:style-name="gr2" draw:text-style-name="P7" xml:id="id26" draw:id="id26" draw:layer="layout" svg:width="3.3cm" svg:height="0.5cm" svg:x="3.4cm" svg:y="13.2cm">
          <draw:text-box>
            <text:p text:style-name="P3"><text:span text:style-name="T5">Answer</text:span></text:p>
          </draw:text-box>
        </draw:frame>
        <draw:frame draw:style-name="gr2" draw:text-style-name="P7" xml:id="id27" draw:id="id27" draw:layer="layout" svg:width="3.3cm" svg:height="0.5cm" svg:x="3.4cm" svg:y="13.7cm">
          <draw:text-box>
            <text:p text:style-name="P3"><text:span text:style-name="T5">Authority</text:span></text:p>
          </draw:text-box>
        </draw:frame>
        <draw:frame draw:style-name="gr2" draw:text-style-name="P7" xml:id="id28" draw:id="id28" draw:layer="layout" svg:width="3.3cm" svg:height="0.5cm" svg:x="3.4cm" svg:y="14.2cm">
          <draw:text-box>
            <text:p text:style-name="P3"><text:span text:style-name="T5">Additional</text:span></text:p>
          </draw:text-box>
        </draw:frame>
        <draw:frame draw:style-name="gr1" draw:text-style-name="P9" xml:id="id14" draw:id="id14" draw:layer="layout" svg:width="4.5cm" svg:height="0.946cm" svg:x="23.3cm" svg:y="10.1cm">
          <draw:text-box>
            <text:p text:style-name="P8"><text:span text:style-name="T6">Class/Type array</text:span></text:p>
          </draw:text-box>
        </draw:frame>
        <draw:frame draw:style-name="gr2" draw:text-style-name="P10" draw:layer="layout" svg:width="4.5cm" svg:height="0.554cm" svg:x="23.3cm" svg:y="11.046cm">
          <draw:text-box>
            <text:p text:style-name="P3"><text:span text:style-name="T7">Class</text:span></text:p>
          </draw:text-box>
        </draw:frame>
        <draw:frame draw:style-name="gr2" draw:text-style-name="P10" draw:layer="layout" svg:width="4.5cm" svg:height="0.5cm" svg:x="23.3cm" svg:y="11.6cm">
          <draw:text-box>
            <text:p text:style-name="P3"><text:span text:style-name="T7">Type</text:span></text:p>
          </draw:text-box>
        </draw:frame>
        <draw:frame draw:style-name="gr1" draw:text-style-name="P9" xml:id="id20" draw:id="id20" draw:layer="layout" svg:width="4.5cm" svg:height="1.506cm" svg:x="10.923cm" svg:y="15.278cm">
          <draw:text-box>
            <text:p text:style-name="P8"><text:span text:style-name="T6">Question list array</text:span></text:p>
          </draw:text-box>
        </draw:frame>
        <draw:frame draw:style-name="gr2" draw:text-style-name="P10" xml:id="id3" draw:id="id3" draw:layer="layout" svg:width="4.5cm" svg:height="0.5cm" svg:x="10.922cm" svg:y="16.783cm">
          <draw:text-box>
            <text:p text:style-name="P3"><text:span text:style-name="T7">Question*</text:span></text:p>
          </draw:text-box>
        </draw:frame>
        <draw:frame draw:style-name="gr1" draw:text-style-name="P9" xml:id="id4" draw:id="id4" draw:layer="layout" svg:width="4.5cm" svg:height="0.806cm" svg:x="17cm" svg:y="14.296cm">
          <draw:text-box>
            <text:p text:style-name="P8"><text:span text:style-name="T6">Question array</text:span></text:p>
          </draw:text-box>
        </draw:frame>
        <draw:frame draw:style-name="gr2" draw:text-style-name="P10" xml:id="id10" draw:id="id10" draw:layer="layout" svg:width="4.5cm" svg:height="0.5cm" svg:x="17cm" svg:y="15.1cm">
          <draw:text-box>
            <text:p text:style-name="P3"><text:span text:style-name="T7">Name</text:span></text:p>
          </draw:text-box>
        </draw:frame>
        <draw:frame draw:style-name="gr2" draw:text-style-name="P10" xml:id="id13" draw:id="id13" draw:layer="layout" svg:width="4.5cm" svg:height="0.5cm" svg:x="17cm" svg:y="15.6cm">
          <draw:text-box>
            <text:p text:style-name="P3"><text:span text:style-name="T7">Class/type</text:span></text:p>
          </draw:text-box>
        </draw:frame>
        <draw:frame draw:style-name="gr1" draw:text-style-name="P9" xml:id="id22" draw:id="id22" draw:layer="layout" svg:width="4.5cm" svg:height="0.806cm" svg:x="10.9cm" svg:y="17.7cm">
          <draw:text-box>
            <text:p text:style-name="P8"><text:span text:style-name="T6">RR list array</text:span></text:p>
          </draw:text-box>
        </draw:frame>
        <draw:frame draw:style-name="gr2" draw:text-style-name="P10" xml:id="id1" draw:id="id1" draw:layer="layout" svg:width="4.5cm" svg:height="0.5cm" svg:x="10.898cm" svg:y="18.51cm">
          <draw:text-box>
            <text:p text:style-name="P3"><text:span text:style-name="T7">RR*</text:span></text:p>
          </draw:text-box>
        </draw:frame>
        <draw:frame draw:style-name="gr1" draw:text-style-name="P9" xml:id="id2" draw:id="id2" draw:layer="layout" svg:width="4.5cm" svg:height="0.806cm" svg:x="17cm" svg:y="16.996cm">
          <draw:text-box>
            <text:p text:style-name="P8"><text:span text:style-name="T6">RR array</text:span></text:p>
          </draw:text-box>
        </draw:frame>
        <draw:frame draw:style-name="gr2" draw:text-style-name="P10" xml:id="id11" draw:id="id11" draw:layer="layout" svg:width="4.5cm" svg:height="0.5cm" svg:x="17cm" svg:y="17.8cm">
          <draw:text-box>
            <text:p text:style-name="P3"><text:span text:style-name="T7">Name</text:span></text:p>
          </draw:text-box>
        </draw:frame>
        <draw:frame draw:style-name="gr2" draw:text-style-name="P10" xml:id="id15" draw:id="id15" draw:layer="layout" svg:width="4.5cm" svg:height="0.5cm" svg:x="17cm" svg:y="18.3cm">
          <draw:text-box>
            <text:p text:style-name="P3"><text:span text:style-name="T7">Class/type</text:span></text:p>
          </draw:text-box>
        </draw:frame>
        <draw:frame draw:style-name="gr2" draw:text-style-name="P10" draw:layer="layout" svg:width="4.5cm" svg:height="0.5cm" svg:x="17cm" svg:y="18.801cm">
          <draw:text-box>
            <text:p text:style-name="P3"><text:span text:style-name="T7">TTL</text:span></text:p>
          </draw:text-box>
        </draw:frame>
        <draw:frame draw:style-name="gr2" draw:text-style-name="P10" xml:id="id12" draw:id="id12" draw:layer="layout" svg:width="4.5cm" svg:height="0.5cm" svg:x="17cm" svg:y="19.303cm">
          <draw:text-box>
            <text:p text:style-name="P3"><text:span text:style-name="T7">RDATA</text:span></text:p>
          </draw:text-box>
        </draw:frame>
        <draw:custom-shape draw:style-name="gr4" draw:text-style-name="P11" draw:layer="layout" svg:width="6.4cm" svg:height="4cm" svg:x="1.1cm" svg:y="15.6cm">
          <text:p text:style-name="P3"><text:span text:style-name="T8">Key</text:span></text:p>
          <text:p text:style-name="P3"><text:span text:style-name="T9"/></text:p>
          <text:p text:style-name="P3"><text:span text:style-name="T10">Query only fields</text:span></text:p>
          <text:p text:style-name="P3"><text:span text:style-name="T11">Response only fields</text:span></text:p>
          <text:p text:style-name="P3"><text:span text:style-name="T12"/></text:p>
          <text:p text:style-name="P3"><text:span text:style-name="T13">Note: </text:span><text:span text:style-name="T14">All fields in italics are opti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4.5cm" svg:height="0.5cm" svg:x="2.199cm" svg:y="6.897cm">
          <draw:text-box>
            <text:p text:style-name="P3"><text:span text:style-name="T4">Response Size</text:span></text:p>
          </draw:text-box>
        </draw:frame>
        <draw:frame draw:style-name="gr2" draw:text-style-name="P5" draw:layer="layout" svg:width="4.5cm" svg:height="0.5cm" svg:x="10.9cm" svg:y="10.805cm">
          <draw:text-box>
            <text:p text:style-name="P3"><text:span text:style-name="T3">Query QD count</text:span></text:p>
          </draw:text-box>
        </draw:frame>
        <draw:frame draw:style-name="gr2" draw:text-style-name="P5" xml:id="id18" draw:id="id18" draw:layer="layout" svg:width="4.5cm" svg:height="0.5cm" svg:x="10.9cm" svg:y="10.305cm">
          <draw:text-box>
            <text:p text:style-name="P3"><text:span text:style-name="T3">Query class/type</text:span></text:p>
          </draw:text-box>
        </draw:frame>
        <draw:frame draw:style-name="gr2" draw:text-style-name="P5" draw:layer="layout" svg:width="4.5cm" svg:height="0.5cm" svg:x="10.9cm" svg:y="11.305cm">
          <draw:text-box>
            <text:p text:style-name="P3"><text:span text:style-name="T3">Query AN count</text:span></text:p>
          </draw:text-box>
        </draw:frame>
        <draw:frame draw:style-name="gr2" draw:text-style-name="P5" draw:layer="layout" svg:width="4.5cm" svg:height="0.5cm" svg:x="10.9cm" svg:y="11.805cm">
          <draw:text-box>
            <text:p text:style-name="P3"><text:span text:style-name="T3">Query NS count</text:span></text:p>
          </draw:text-box>
        </draw:frame>
        <draw:frame draw:style-name="gr2" draw:text-style-name="P5" draw:layer="layout" svg:width="4.5cm" svg:height="0.5cm" svg:x="10.9cm" svg:y="12.305cm">
          <draw:text-box>
            <text:p text:style-name="P3"><text:span text:style-name="T3">Query AR count</text:span></text:p>
          </draw:text-box>
        </draw:frame>
        <draw:frame draw:style-name="gr2" draw:text-style-name="P5" draw:layer="layout" svg:width="4.5cm" svg:height="0.5cm" svg:x="10.9cm" svg:y="9.805cm">
          <draw:text-box>
            <text:p text:style-name="P3"><text:span text:style-name="T3">Query RCODE</text:span></text:p>
          </draw:text-box>
        </draw:frame>
        <draw:frame draw:style-name="gr2" draw:text-style-name="P6" draw:layer="layout" svg:width="4.5cm" svg:height="0.5cm" svg:x="10.9cm" svg:y="14.305cm">
          <draw:text-box>
            <text:p text:style-name="P3"><text:span text:style-name="T4">Response RCODE</text:span></text:p>
          </draw:text-box>
        </draw:frame>
        <draw:frame draw:style-name="gr2" draw:text-style-name="P5" draw:layer="layout" svg:width="4.5cm" svg:height="0.5cm" svg:x="10.9cm" svg:y="8.805cm">
          <draw:text-box>
            <text:p text:style-name="P3"><text:span text:style-name="T3">Query OPCODE</text:span></text:p>
          </draw:text-box>
        </draw:frame>
        <draw:frame draw:style-name="gr2" draw:text-style-name="P5" draw:layer="layout" svg:width="4.5cm" svg:height="0.5cm" svg:x="10.9cm" svg:y="12.805cm">
          <draw:text-box>
            <text:p text:style-name="P3"><text:span text:style-name="T3">Query EDNS version</text:span></text:p>
          </draw:text-box>
        </draw:frame>
        <draw:frame draw:style-name="gr2" draw:text-style-name="P5" xml:id="id8" draw:id="id8" draw:layer="layout" svg:width="4.5cm" svg:height="0.5cm" svg:x="10.9cm" svg:y="13.805cm">
          <draw:text-box>
            <text:p text:style-name="P3"><text:span text:style-name="T3">Query Opt RDATA</text:span></text:p>
          </draw:text-box>
        </draw:frame>
        <draw:frame draw:style-name="gr2" draw:text-style-name="P5" draw:layer="layout" svg:width="4.5cm" svg:height="0.5cm" svg:x="10.9cm" svg:y="13.305cm">
          <draw:text-box>
            <text:p text:style-name="P3"><text:span text:style-name="T3">EDNS UDP size</text:span></text:p>
          </draw:text-box>
        </draw:frame>
        <draw:frame draw:style-name="gr1" draw:text-style-name="P9" xml:id="id6" draw:id="id6" draw:layer="layout" svg:width="4.6cm" svg:height="1cm" svg:x="23.2cm" svg:y="1.1cm">
          <draw:text-box>
            <text:p text:style-name="P8"><text:span text:style-name="T6">IP Address array</text:span></text:p>
          </draw:text-box>
        </draw:frame>
        <draw:frame draw:style-name="gr2" draw:text-style-name="P10" draw:layer="layout" svg:width="4.6cm" svg:height="0.7cm" svg:x="23.2cm" svg:y="2.1cm">
          <draw:text-box>
            <text:p text:style-name="P3"><text:span text:style-name="T7">IPv4 or IPv6 address*</text:span></text:p>
          </draw:text-box>
        </draw:frame>
        <draw:frame draw:style-name="gr1" draw:text-style-name="P9" xml:id="id9" draw:id="id9" draw:layer="layout" svg:width="4.5cm" svg:height="1.1cm" svg:x="23.3cm" svg:y="3.696cm">
          <draw:text-box>
            <text:p text:style-name="P8"><text:span text:style-name="T6">Name/RDATA array</text:span></text:p>
          </draw:text-box>
        </draw:frame>
        <draw:frame draw:style-name="gr2" draw:text-style-name="P10" draw:layer="layout" svg:width="4.5cm" svg:height="0.5cm" svg:x="23.301cm" svg:y="4.797cm">
          <draw:text-box>
            <text:p text:style-name="P3"><text:span text:style-name="T7">Name/RDATA*</text:span></text:p>
          </draw:text-box>
        </draw:frame>
        <draw:connector draw:style-name="gr5" draw:text-style-name="P12" draw:layer="layout" svg:x1="15.398cm" svg:y1="18.76cm" svg:x2="17cm" svg:y2="17.399cm" draw:start-shape="id1" draw:start-glue-point="1" draw:end-shape="id2" draw:end-glue-point="3" svg:d="M15398 18760h801v-1361h801" svg:viewBox="0 0 1603 1362">
          <text:p/>
        </draw:connector>
        <draw:connector draw:style-name="gr5" draw:text-style-name="P12" draw:layer="layout" svg:x1="15.422cm" svg:y1="17.033cm" svg:x2="17cm" svg:y2="14.699cm" draw:start-shape="id3" draw:start-glue-point="1" draw:end-shape="id4" draw:end-glue-point="3" svg:d="M15422 17033h789v-2334h789" svg:viewBox="0 0 1579 2335">
          <text:p/>
        </draw:connector>
        <draw:frame draw:style-name="gr2" draw:text-style-name="P5" xml:id="id17" draw:id="id17" draw:layer="layout" svg:width="4.5cm" svg:height="0.5cm" svg:x="2.2cm" svg:y="5.9cm">
          <draw:text-box>
            <text:p text:style-name="P3"><text:span text:style-name="T3">Query Name</text:span></text:p>
          </draw:text-box>
        </draw:frame>
        <draw:connector draw:style-name="gr5" draw:text-style-name="P12" draw:layer="layout" draw:line-skew="1.35cm" svg:x1="6.7cm" svg:y1="3.16cm" svg:x2="23.2cm" svg:y2="1.6cm" draw:start-shape="id5" draw:start-glue-point="1" draw:end-shape="id6" draw:end-glue-point="3" svg:d="M6700 3160h9600v-1560h6900" svg:viewBox="0 0 16501 1561">
          <text:p/>
        </draw:connector>
        <draw:connector draw:style-name="gr6" draw:text-style-name="P3" draw:layer="layout" draw:line-skew="-0.037cm" svg:x1="15.4cm" svg:y1="6.55cm" svg:x2="16.772cm" svg:y2="1.59cm" draw:start-shape="id7" draw:start-glue-point="1" svg:d="M15400 6550h900v-4960h472" svg:viewBox="0 0 1373 4961">
          <text:p/>
        </draw:connector>
        <draw:connector draw:style-name="gr5" draw:text-style-name="P12" draw:layer="layout" svg:x1="15.4cm" svg:y1="14.055cm" svg:x2="23.3cm" svg:y2="4.246cm" draw:start-shape="id8" draw:start-glue-point="1" draw:end-shape="id9" draw:end-glue-point="3" svg:d="M15400 14055h3950v-9809h3950" svg:viewBox="0 0 7901 9810">
          <text:p/>
        </draw:connector>
        <draw:connector draw:style-name="gr5" draw:text-style-name="P12" draw:layer="layout" draw:line-skew="-0.2cm" svg:x1="21.5cm" svg:y1="15.35cm" svg:x2="23.3cm" svg:y2="4.246cm" draw:start-shape="id10" draw:start-glue-point="1" draw:end-shape="id9" draw:end-glue-point="3" svg:d="M21500 15350h700v-11104h1100" svg:viewBox="0 0 1801 11105">
          <text:p/>
        </draw:connector>
        <draw:connector draw:style-name="gr6" draw:text-style-name="P3" xml:id="id16" draw:id="id16" draw:layer="layout" svg:x1="21.5cm" svg:y1="18.05cm" svg:x2="22.393cm" svg:y2="4.25cm" draw:start-shape="id11" draw:start-glue-point="1" svg:d="M21500 18050h697v-13800h196" svg:viewBox="0 0 894 13801">
          <text:p/>
        </draw:connector>
        <draw:connector draw:style-name="gr5" draw:text-style-name="P12" draw:layer="layout" draw:line-skew="0.199cm" svg:x1="21.5cm" svg:y1="19.553cm" svg:x2="27.8cm" svg:y2="4.246cm" draw:start-shape="id12" draw:start-glue-point="1" draw:end-shape="id9" draw:end-glue-point="1" svg:d="M21500 19553h7000v-15307h-700" svg:viewBox="0 0 7001 15308">
          <text:p/>
        </draw:connector>
        <draw:connector draw:style-name="gr5" draw:text-style-name="P12" draw:layer="layout" draw:line-skew="0.2cm" svg:x1="21.5cm" svg:y1="15.85cm" svg:x2="23.3cm" svg:y2="10.573cm" draw:start-shape="id13" draw:start-glue-point="1" draw:end-shape="id14" draw:end-glue-point="3" svg:d="M21500 15850h1100v-5277h700" svg:viewBox="0 0 1801 5278">
          <text:p/>
        </draw:connector>
        <draw:connector draw:style-name="gr6" draw:text-style-name="P3" draw:layer="layout" draw:line-skew="-0.694cm" svg:x1="21.5cm" svg:y1="18.55cm" svg:x2="22.393cm" svg:y2="4.25cm" draw:start-shape="id15" draw:start-glue-point="1" draw:end-shape="id16" draw:end-glue-point="3" svg:d="M21500 18550h700v-14300h193" svg:viewBox="0 0 894 14301">
          <text:p/>
        </draw:connector>
        <draw:connector draw:style-name="gr5" draw:text-style-name="P12" draw:layer="layout" draw:line-skew="-6.1cm" svg:x1="6.7cm" svg:y1="6.15cm" svg:x2="23.3cm" svg:y2="4.246cm" draw:start-shape="id17" draw:start-glue-point="1" draw:end-shape="id9" draw:end-glue-point="3" svg:d="M6700 6150h2200v-1904h14400" svg:viewBox="0 0 16601 1905">
          <text:p/>
        </draw:connector>
        <draw:connector draw:style-name="gr6" draw:text-style-name="P3" draw:layer="layout" svg:x1="15.4cm" svg:y1="10.555cm" svg:x2="23.3cm" svg:y2="10.573cm" draw:start-shape="id18" draw:start-glue-point="1" draw:end-shape="id14" draw:end-glue-point="3" svg:d="M15400 10555h3950v18h3950" svg:viewBox="0 0 7901 19">
          <text:p/>
        </draw:connector>
        <draw:connector draw:style-name="gr5" draw:text-style-name="P12" draw:layer="layout" svg:x1="6.7cm" svg:y1="10.75cm" svg:x2="10.923cm" svg:y2="16.031cm" draw:start-shape="id19" draw:start-glue-point="1" draw:end-shape="id20" draw:end-glue-point="3" svg:d="M6700 10750h2112v5281h2111" svg:viewBox="0 0 4224 5282">
          <text:p/>
        </draw:connector>
        <draw:connector draw:style-name="gr5" draw:text-style-name="P12" draw:layer="layout" draw:line-skew="-0.9cm" svg:x1="6.7cm" svg:y1="11.25cm" svg:x2="10.9cm" svg:y2="18.103cm" draw:start-shape="id21" draw:start-glue-point="1" draw:end-shape="id22" draw:end-glue-point="3" svg:d="M6700 11250h1200v6853h3000" svg:viewBox="0 0 4201 6854">
          <text:p/>
        </draw:connector>
        <draw:connector draw:style-name="gr6" draw:text-style-name="P3" draw:layer="layout" draw:line-skew="-2.919cm" svg:x1="6.7cm" svg:y1="11.75cm" svg:x2="10.318cm" svg:y2="18.083cm" draw:start-shape="id23" draw:start-glue-point="1" draw:end-shape="id24" draw:end-glue-point="3" svg:d="M6700 11750h1200v6333h2418" svg:viewBox="0 0 3619 6334">
          <text:p/>
        </draw:connector>
        <draw:connector draw:style-name="gr6" draw:text-style-name="P3" draw:layer="layout" svg:x1="6.7cm" svg:y1="12.25cm" svg:x2="8.629cm" svg:y2="18.083cm" draw:start-shape="id25" draw:start-glue-point="1" svg:d="M6700 12250h1215v5833h714" svg:viewBox="0 0 1930 5834">
          <text:p/>
        </draw:connector>
        <draw:connector draw:style-name="gr6" draw:text-style-name="P3" xml:id="id24" draw:id="id24" draw:layer="layout" draw:line-skew="-0.86cm" svg:x1="6.7cm" svg:y1="13.45cm" svg:x2="10.318cm" svg:y2="18.083cm" draw:start-shape="id26" draw:start-glue-point="1" svg:d="M6700 13450h1200v4633h2418" svg:viewBox="0 0 3619 4634">
          <text:p/>
        </draw:connector>
        <draw:connector draw:style-name="gr6" draw:text-style-name="P3" draw:layer="layout" draw:line-skew="0.344cm" svg:x1="6.7cm" svg:y1="13.95cm" svg:x2="7.911cm" svg:y2="11.348cm" draw:start-shape="id27" draw:start-glue-point="1" svg:d="M6700 13950h1200v-2602h11" svg:viewBox="0 0 1212 2603">
          <text:p/>
        </draw:connector>
        <draw:connector draw:style-name="gr6" draw:text-style-name="P3" draw:layer="layout" draw:line-skew="0.355cm" svg:x1="6.7cm" svg:y1="14.45cm" svg:x2="7.888cm" svg:y2="11.937cm" draw:start-shape="id28" draw:start-glue-point="1" svg:d="M6700 14450h1200v-2513h-12" svg:viewBox="0 0 1201 2514">
          <text:p/>
        </draw:connector>
        <draw:connector draw:style-name="gr5" draw:text-style-name="P12" draw:layer="layout" draw:line-skew="-1.2cm" svg:x1="6.7cm" svg:y1="4.65cm" svg:x2="10.9cm" svg:y2="5.447cm" draw:start-shape="id29" draw:start-glue-point="1" draw:end-shape="id30" svg:d="M6700 4650h900v797h3300" svg:viewBox="0 0 4201 798">
          <text:p/>
        </draw:connector>
        <draw:frame draw:style-name="gr1" draw:text-style-name="P9" xml:id="id30" draw:id="id30" draw:layer="layout" svg:width="4.5cm" svg:height="1.706cm" svg:x="10.9cm" svg:y="4.594cm">
          <draw:text-box>
            <text:p text:style-name="P8"><text:span text:style-name="T6">Query Signature array</text:span></text:p>
          </draw:text-box>
        </draw:frame>
        <draw:g>
          <draw:frame draw:style-name="gr2" draw:text-style-name="P4" xml:id="id7" draw:id="id7" draw:layer="layout" svg:width="4.5cm" svg:height="0.5cm" svg:x="10.9cm" svg:y="6.3cm">
            <draw:text-box>
              <text:p text:style-name="P3"><text:span text:style-name="T2">Server Address</text:span></text:p>
            </draw:text-box>
          </draw:frame>
          <draw:frame draw:style-name="gr2" draw:text-style-name="P4" draw:layer="layout" svg:width="4.5cm" svg:height="0.5cm" svg:x="10.9cm" svg:y="6.8cm">
            <draw:text-box>
              <text:p text:style-name="P3"><text:span text:style-name="T2">Server Port</text:span></text:p>
            </draw:text-box>
          </draw:frame>
          <draw:frame draw:style-name="gr2" draw:text-style-name="P4" draw:layer="layout" svg:width="4.5cm" svg:height="0.5cm" svg:x="10.9cm" svg:y="7.3cm">
            <draw:text-box>
              <text:p text:style-name="P3"><text:span text:style-name="T2">Transport Flags</text:span></text:p>
            </draw:text-box>
          </draw:frame>
        </draw:g>
        <draw:frame draw:style-name="gr2" draw:text-style-name="P4" draw:layer="layout" svg:width="4.5cm" svg:height="0.5cm" svg:x="10.9cm" svg:y="8.304cm">
          <draw:text-box>
            <text:p text:style-name="P3"><text:span text:style-name="T2">QR Signature Flags</text:span></text:p>
          </draw:text-box>
        </draw:frame>
        <draw:frame draw:style-name="gr2" draw:text-style-name="P4" draw:layer="layout" svg:width="4.5cm" svg:height="0.5cm" svg:x="10.9cm" svg:y="9.305cm">
          <draw:text-box>
            <text:p text:style-name="P3"><text:span text:style-name="T2"><text:s/></text:span><text:span text:style-name="T2">QR DNS flags</text:span></text:p>
          </draw:text-box>
        </draw:frame>
        <draw:frame draw:style-name="gr2" draw:text-style-name="P5" draw:layer="layout" svg:width="4.5cm" svg:height="0.5cm" svg:x="2.2cm" svg:y="6.4cm">
          <draw:text-box>
            <text:p text:style-name="P3"><text:span text:style-name="T3">Query Size</text:span></text:p>
          </draw:text-box>
        </draw:frame>
        <draw:connector draw:style-name="gr5" draw:text-style-name="P12" draw:layer="layout" draw:line-skew="-6.1cm" svg:x1="6.7cm" svg:y1="9.05cm" svg:x2="23.3cm" svg:y2="4.246cm" draw:start-shape="id31" draw:start-glue-point="1" draw:end-shape="id9" draw:end-glue-point="3" svg:d="M6700 9050h2200v-4804h14400" svg:viewBox="0 0 16601 4805">
          <text:p/>
        </draw:connector>
        <draw:frame draw:style-name="gr3" draw:text-style-name="P5" draw:layer="layout" svg:width="4.5cm" svg:height="2.4cm" svg:x="2.2cm" svg:y="7.4cm">
          <draw:text-box>
            <text:p text:style-name="P3"><text:span text:style-name="T15">Response</text:span><text:span text:style-name="T3"> </text:span><text:span text:style-name="T15">Processing Data</text:span></text:p>
          </draw:text-box>
        </draw:frame>
        <draw:frame draw:style-name="gr2" draw:text-style-name="P13" xml:id="id31" draw:id="id31" draw:layer="layout" svg:width="3.3cm" svg:height="0.5cm" svg:x="3.4cm" svg:y="8.8cm">
          <draw:text-box>
            <text:p text:style-name="P3"><text:span text:style-name="T15">Bailiwick Index</text:span></text:p>
          </draw:text-box>
        </draw:frame>
        <draw:frame draw:style-name="gr2" draw:text-style-name="P13" draw:layer="layout" svg:width="3.3cm" svg:height="0.5cm" svg:x="3.4cm" svg:y="9.3cm">
          <draw:text-box>
            <text:p text:style-name="P3"><text:span text:style-name="T15">Flags</text:span></text:p>
          </draw:text-box>
        </draw:frame>
        <draw:frame draw:style-name="gr2" draw:text-style-name="P4" draw:layer="layout" svg:width="4.5cm" svg:height="0.5cm" svg:x="10.9cm" svg:y="7.8cm">
          <draw:text-box>
            <text:p text:style-name="P3"><text:span text:style-name="T2">QR 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8-02-21T10:55:55.608227656</dc:date>
    <meta:editing-duration>P3DT17H40M51S</meta:editing-duration>
    <meta:editing-cycles>64</meta:editing-cycles>
    <meta:generator>LibreOffice/5.1.1.3$MacOSX_X86_64 LibreOffice_project/89f508ef3ecebd2cfb8e1def0f0ba9a803b88a6d</meta:generator>
    <meta:document-statistic meta:object-count="84"/>
  </office:meta>
</office:document-meta>
</file>